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37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row table:style-name="ro1">
          <table:table-cell office:value-type="string">
            <text:p>Espèce</text:p>
          </table:table-cell>
          <table:table-cell table:style-name="ce1" office:value-type="string">
            <text:p>Trilinoléate de glycéryle</text:p>
          </table:table-cell>
          <table:table-cell table:style-name="ce1" office:value-type="string">
            <text:p>Éthanol</text:p>
          </table:table-cell>
          <table:table-cell table:style-name="ce1" office:value-type="string">
            <text:p>Linoléate d'éthyle</text:p>
          </table:table-cell>
          <table:table-cell table:style-name="ce1" office:value-type="string">
            <text:p>Glycérol</text:p>
          </table:table-cell>
        </table:table-row>
        <table:table-row table:style-name="ro1">
          <table:table-cell office:value-type="string">
            <text:p>Masse molaire (g/mol)</text:p>
          </table:table-cell>
          <table:table-cell table:style-name="ce2" office:value-type="float" office:value="884">
            <text:p>88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0">
            <text:p>31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Densité</text:p>
          </table:table-cell>
          <table:table-cell office:value-type="float" office:value="0.9">
            <text:p>0,9</text:p>
          </table:table-cell>
          <table:table-cell office:value-type="float" office:value="0.79">
            <text:p>0,79</text:p>
          </table:table-cell>
          <table:table-cell office:value-type="float" office:value="0.88">
            <text:p>0,88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office:value-type="string">
            <text:p>Température d'ébullition (°C)</text:p>
          </table:table-cell>
          <table:table-cell office:value-type="string">
            <text:p>&gt; 200 </text:p>
          </table:table-cell>
          <table:table-cell office:value-type="float" office:value="78">
            <text:p>78</text:p>
          </table:table-cell>
          <table:table-cell office:value-type="string">
            <text:p>&gt; 20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Miscibilité dans l'eau salée</text:p>
          </table:table-cell>
          <table:table-cell office:value-type="string">
            <text:p>Non miscible</text:p>
          </table:table-cell>
          <table:table-cell office:value-type="string">
            <text:p>Miscible</text:p>
          </table:table-cell>
          <table:table-cell office:value-type="string">
            <text:p>Non miscible</text:p>
          </table:table-cell>
          <table:table-cell office:value-type="string">
            <text:p>Miscible</text:p>
          </table:table-cell>
        </table:table-row>
        <table:table-row table:style-name="ro1">
          <table:table-cell office:value-type="string">
            <text:p>Miscibilité dans l'éthanol</text:p>
          </table:table-cell>
          <table:table-cell table:number-columns-repeated="4" office:value-type="string">
            <text:p>Miscible</text:p>
          </table:table-cell>
        </table:table-row>
        <table:table-row table:style-name="ro1">
          <table:table-cell office:value-type="string">
            <text:p>Miscibilité dans l'EEHV</text:p>
          </table:table-cell>
          <table:table-cell table:number-columns-repeated="3" table:style-name="ce4" office:value-type="string">
            <text:p>Miscible</text:p>
          </table:table-cell>
          <table:table-cell table:style-name="ce6" office:value-type="string">
            <text:p>Miscible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30/05/2019</text:date>, <text:time>11:5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Sarrat</meta:initial-creator>
    <meta:creation-date>2019-05-30T11:45:19.47</meta:creation-date>
    <dc:date>2019-05-30T11:54:25.53</dc:date>
    <dc:creator>Mathieu Sarrat</dc:creator>
    <meta:editing-duration>PT9M6S</meta:editing-duration>
    <meta:editing-cycles>1</meta:editing-cycles>
    <meta:document-statistic meta:table-count="3" meta:cell-count="35" meta:object-count="0"/>
    <meta:generator>OpenOffice/4.1.6$Win32 OpenOffice.org_project/416m1$Build-9790</meta:generator>
  </office:meta>
</office:document-meta>
</file>